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marker-end="Arrow" draw:marker-end-width="0.15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" style:family="graphic" style:parent-style-name="standard">
      <style:graphic-properties svg:stroke-color="#33cc66" draw:marker-end="Arrow" draw:marker-end-width="0.152cm" draw:textarea-horizontal-align="center" draw:textarea-vertical-align="middle"/>
    </style:style>
    <style:style style:name="gr7" style:family="graphic" style:parent-style-name="standard">
      <style:graphic-properties draw:fill="solid" draw:fill-color="#ccccff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0" style:family="graphic" style:parent-style-name="standard">
      <style:graphic-properties svg:stroke-color="#800080" draw:marker-end="Arrow" draw:marker-end-width="0.152cm" draw:textarea-horizontal-align="center" draw:textarea-vertical-align="middle"/>
    </style:style>
    <style:style style:name="gr11" style:family="graphic" style:parent-style-name="standard">
      <style:graphic-properties svg:stroke-color="#000080" draw:marker-end="Arrow" draw:marker-end-width="0.152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center" text:enable-numbering="false" fo:text-indent="0cm"/>
    </style:style>
    <style:style style:name="P4" style:family="paragraph">
      <style:paragraph-properties fo:margin-left="0cm" fo:margin-right="0cm" fo:margin-top="0cm" fo:margin-bottom="0cm" fo:line-height="100%" fo:text-align="center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/>
      <style:text-properties fo:font-size="10pt" style:font-size-asian="10pt" style:font-size-complex="10pt"/>
    </style:style>
    <style:style style:name="P8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style:paragraph-properties fo:margin-left="0cm" fo:margin-right="0cm" fo:text-align="center" fo:text-indent="0cm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'DejaVu Sans'" style:font-family-generic-complex="system" style:font-pitch-complex="variable" style:font-size-complex="10pt" style:font-style-complex="normal" style:font-weight-complex="normal" style:text-emphasize="none" style:font-relief="non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1" draw:layer="layout" svg:width="3.536cm" svg:height="0.719cm" svg:x="6.657cm" svg:y="6.893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" draw:layer="layout" svg:width="3.536cm" svg:height="0.807cm" svg:x="6.657cm" svg:y="0.464cm">
          <text:p text:style-name="P1"><text:span text:style-name="T1">Find reques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4.466cm" svg:height="0.807cm" svg:x="6.192cm" svg:y="3.785cm">
          <text:p text:style-name="P1"><text:span text:style-name="T1">Extract requested idle job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3.536cm" svg:height="1.039cm" svg:x="6.657cm" svg:y="6.892cm">
          <text:p text:style-name="P1"><text:span text:style-name="T1">Check current</text:span></text:p>
          <text:p text:style-name="P1"><text:span text:style-name="T1">queue stat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id="id10" draw:layer="layout" svg:width="3.536cm" svg:height="0.807cm" svg:x="3.957cm" svg:y="10.428cm">
          <text:p text:style-name="P1"><text:span text:style-name="T1">Submit more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id="id2" draw:layer="layout" svg:width="2.387cm" svg:height="1.498cm" svg:x="7.232cm" svg:y="1.779cm">
          <text:p text:style-name="P3"><text:span text:style-name="T2">Foreach</text:span></text:p>
          <text:p text:style-name="P3"><text:span text:style-name="T2">reques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8" draw:layer="layout" svg:width="3.626cm" svg:height="1.372cm" svg:x="3.912cm" svg:y="8.44cm">
          <text:p text:style-name="P3"><text:span text:style-name="T2">Enough jobs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4" draw:id="id4" draw:layer="layout" svg:width="3.471cm" svg:height="1.284cm" svg:x="6.69cm" svg:y="5.1cm">
          <text:p text:style-name="P3"><text:span text:style-name="T2">In downtim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draw:id="id6" draw:layer="layout" svg:width="2.72cm" svg:height="0.807cm" svg:x="10.892cm" svg:y="5.339cm">
          <text:p text:style-name="P1"><text:span text:style-name="T1">Force no idl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7" draw:layer="layout" svg:width="3.17cm" svg:height="0.807cm" svg:x="9.84cm" svg:y="8.723cm">
          <text:p text:style-name="P1"><text:span text:style-name="T1">Extract statistic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9" draw:layer="layout" svg:width="3.536cm" svg:height="0.807cm" svg:x="6.974cm" svg:y="11.838cm">
          <text:p text:style-name="P1"><text:span text:style-name="T1">Release held job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5" draw:layer="layout" draw:type="line" svg:x1="8.425cm" svg:y1="1.271cm" svg:x2="8.425cm" svg:y2="1.779cm" draw:start-shape="id1" draw:start-glue-point="2" draw:end-shape="id2" draw:end-glue-point="4" svg:d="m8425 1271v508">
          <text:p text:style-name="P6"/>
        </draw:connector>
        <draw:connector draw:style-name="gr3" draw:text-style-name="P5" draw:layer="layout" draw:type="line" svg:x1="8.425cm" svg:y1="3.277cm" svg:x2="8.425cm" svg:y2="3.785cm" draw:start-shape="id2" draw:start-glue-point="6" draw:end-shape="id3" draw:end-glue-point="0" svg:d="m8425 3277v508">
          <text:p text:style-name="P6"/>
        </draw:connector>
        <draw:connector draw:style-name="gr3" draw:text-style-name="P5" draw:layer="layout" draw:type="line" svg:x1="8.425cm" svg:y1="4.592cm" svg:x2="8.425cm" svg:y2="5.1cm" draw:start-shape="id3" draw:start-glue-point="2" draw:end-shape="id4" svg:d="m8425 4592v508">
          <text:p text:style-name="P6"/>
        </draw:connector>
        <draw:connector draw:style-name="gr3" draw:text-style-name="P5" draw:layer="layout" draw:type="line" svg:x1="8.425cm" svg:y1="6.384cm" svg:x2="8.425cm" svg:y2="6.892cm" draw:start-shape="id4" draw:start-glue-point="6" draw:end-shape="id5" svg:d="m8425 6384v508">
          <text:p text:style-name="P6"/>
        </draw:connector>
        <draw:connector draw:style-name="gr3" draw:text-style-name="P5" draw:layer="layout" draw:type="line" svg:x1="10.161cm" svg:y1="5.741cm" svg:x2="10.892cm" svg:y2="5.742cm" draw:start-shape="id4" draw:start-glue-point="7" draw:end-shape="id6" draw:end-glue-point="3" svg:d="m10161 5741 731 1">
          <text:p text:style-name="P6"/>
        </draw:connector>
        <draw:connector draw:style-name="gr3" draw:text-style-name="P5" draw:layer="layout" svg:x1="10.193cm" svg:y1="7.411cm" svg:x2="11.425cm" svg:y2="8.723cm" draw:start-shape="id5" draw:start-glue-point="1" draw:end-shape="id7" draw:end-glue-point="0" svg:d="m10193 7411h1232v1312">
          <text:p text:style-name="P6"/>
        </draw:connector>
        <draw:connector draw:style-name="gr3" draw:text-style-name="P5" draw:layer="layout" svg:x1="6.657cm" svg:y1="7.411cm" svg:x2="5.724cm" svg:y2="8.44cm" draw:start-shape="id5" draw:start-glue-point="3" draw:end-shape="id8" draw:end-glue-point="4" svg:d="m6657 7411h-933v1029">
          <text:p text:style-name="P6"/>
        </draw:connector>
        <draw:connector draw:style-name="gr3" draw:text-style-name="P5" draw:layer="layout" svg:x1="7.538cm" svg:y1="9.125cm" svg:x2="8.742cm" svg:y2="11.838cm" draw:start-shape="id8" draw:start-glue-point="7" draw:end-shape="id9" draw:end-glue-point="0" svg:d="m7538 9125h1204v2713">
          <text:p text:style-name="P6"/>
        </draw:connector>
        <draw:connector draw:style-name="gr3" draw:text-style-name="P5" draw:layer="layout" svg:x1="5.725cm" svg:y1="11.235cm" svg:x2="6.974cm" svg:y2="12.241cm" draw:start-shape="id10" draw:start-glue-point="2" draw:end-shape="id9" draw:end-glue-point="3" svg:d="m5725 11235v1006h1249">
          <text:p text:style-name="P6"/>
        </draw:connector>
        <draw:connector draw:style-name="gr3" draw:text-style-name="P5" draw:layer="layout" svg:x1="11.425cm" svg:y1="9.53cm" svg:x2="10.51cm" svg:y2="12.241cm" draw:start-shape="id7" draw:start-glue-point="2" draw:end-shape="id9" draw:end-glue-point="1" svg:d="m11425 9530v2711h-915">
          <text:p text:style-name="P6"/>
        </draw:connector>
        <draw:connector draw:style-name="gr3" draw:text-style-name="P5" draw:layer="layout" draw:line-skew="0cm -2.993cm" svg:x1="8.742cm" svg:y1="12.645cm" svg:x2="7.232cm" svg:y2="2.527cm" draw:start-shape="id9" draw:start-glue-point="2" draw:end-shape="id2" draw:end-glue-point="5" svg:d="m8742 12645v499h-5261v-10617h3751">
          <text:p text:style-name="P6"/>
        </draw:connector>
        <draw:connector draw:style-name="gr3" draw:text-style-name="P5" draw:layer="layout" svg:x1="12.252cm" svg:y1="6.146cm" svg:x2="10.193cm" svg:y2="7.252cm" draw:start-shape="id6" draw:start-glue-point="2" draw:end-shape="id11" draw:end-glue-point="1" svg:d="m12252 6146v1106h-2059">
          <text:p text:style-name="P6"/>
        </draw:connector>
        <draw:frame draw:style-name="gr4" draw:text-style-name="P7" draw:layer="layout" svg:width="1.078cm" svg:height="0.645cm" svg:x="9.808cm" svg:y="5.203cm">
          <draw:text-box>
            <text:p text:style-name="P6"><text:span text:style-name="T1">Yes</text:span></text:p>
          </draw:text-box>
        </draw:frame>
        <draw:frame draw:style-name="gr4" draw:text-style-name="P7" draw:layer="layout" svg:width="1.078cm" svg:height="0.645cm" svg:x="7.302cm" svg:y="8.544cm">
          <draw:text-box>
            <text:p text:style-name="P6"><text:span text:style-name="T1">Yes</text:span></text:p>
          </draw:text-box>
        </draw:frame>
        <draw:frame draw:style-name="gr4" draw:text-style-name="P7" draw:layer="layout" svg:width="0.947cm" svg:height="0.645cm" svg:x="5.708cm" svg:y="9.705cm">
          <draw:text-box>
            <text:p text:style-name="P6"><text:span text:style-name="T1">No</text:span></text:p>
          </draw:text-box>
        </draw:frame>
        <draw:frame draw:style-name="gr4" draw:text-style-name="P7" draw:layer="layout" svg:width="0.947cm" svg:height="0.645cm" svg:x="8.309cm" svg:y="6.306cm">
          <draw:text-box>
            <text:p text:style-name="P6"><text:span text:style-name="T1">No</text:span></text:p>
          </draw:text-box>
        </draw:frame>
        <draw:custom-shape draw:style-name="gr5" draw:text-style-name="P8" draw:id="id12" draw:layer="layout" svg:width="2.026cm" svg:height="1.409cm" svg:x="0.674cm" svg:y="3.48cm">
          <text:p text:style-name="P1"><text:span text:style-name="T3">Condor</text:span></text:p>
          <text:p text:style-name="P1"><text:span text:style-name="T3">Collector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8" draw:id="id13" draw:layer="layout" svg:width="2.709cm" svg:height="1.409cm" svg:x="0.381cm" svg:y="8.299cm">
          <text:p text:style-name="P1"><text:span text:style-name="T3">Condor</text:span></text:p>
          <text:p text:style-name="P1"><text:span text:style-name="T3">Schedd (G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3" draw:text-style-name="P5" draw:layer="layout" draw:type="line" svg:x1="5.724cm" svg:y1="9.812cm" svg:x2="5.725cm" svg:y2="10.428cm" draw:start-shape="id8" draw:start-glue-point="6" draw:end-shape="id10" draw:end-glue-point="0" svg:d="m5724 9812 1 616">
          <text:p text:style-name="P6"/>
        </draw:connector>
        <draw:connector draw:style-name="gr6" draw:text-style-name="P5" draw:layer="layout" draw:type="line" svg:x1="2.7cm" svg:y1="4.184cm" svg:x2="6.192cm" svg:y2="4.188cm" draw:start-shape="id12" draw:start-glue-point="7" draw:end-shape="id3" draw:end-glue-point="3" svg:d="m2700 4184 3492 4">
          <text:p text:style-name="P6"/>
        </draw:connector>
        <draw:connector draw:style-name="gr6" draw:text-style-name="P5" draw:layer="layout" svg:x1="1.735cm" svg:y1="8.299cm" svg:x2="6.657cm" svg:y2="7.252cm" draw:start-shape="id13" draw:start-glue-point="4" draw:end-shape="id11" draw:end-glue-point="3" svg:d="m1735 8299v-1047h4922">
          <text:p text:style-name="P6"/>
        </draw:connector>
        <draw:connector draw:style-name="gr6" draw:text-style-name="P5" draw:layer="layout" svg:x1="3.957cm" svg:y1="10.831cm" svg:x2="1.735cm" svg:y2="9.708cm" draw:start-shape="id10" draw:start-glue-point="3" draw:end-shape="id13" draw:end-glue-point="6" svg:d="m3957 10831h-2222v-1123">
          <text:p text:style-name="P6"/>
        </draw:connector>
        <draw:custom-shape draw:style-name="gr7" draw:text-style-name="P2" draw:id="id14" draw:layer="layout" svg:width="1.82cm" svg:height="1.016cm" svg:x="12.793cm" svg:y="0.381cm">
          <text:p text:style-name="P1"><text:span text:style-name="T1">Config</text:span><text:span text:style-name="T1"><text:line-break/></text:span><text:span text:style-name="T1">objec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" draw:text-style-name="P2" draw:id="id15" draw:layer="layout" svg:width="2.455cm" svg:height="1.016cm" svg:x="12.157cm" svg:y="2.5cm">
          <text:p text:style-name="P1"><text:span text:style-name="T1">Downtime</text:span></text:p>
          <text:p text:style-name="P1"><text:span text:style-name="T1">flag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" draw:text-style-name="P9" draw:id="id17" draw:layer="layout" svg:width="2.455cm" svg:height="1.016cm" svg:x="14.289cm" svg:y="10.278cm">
          <text:p text:style-name="P1"><text:span text:style-name="T4">Statistic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" draw:text-style-name="P2" draw:id="id16" draw:layer="layout" svg:width="2.455cm" svg:height="1.016cm" svg:x="14.458cm" svg:y="6.1cm">
          <text:p text:style-name="P1"><text:span text:style-name="T1">Requested</text:span></text:p>
          <text:p text:style-name="P1"><text:span text:style-name="T1">idle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10" draw:text-style-name="P5" draw:layer="layout" draw:type="line" svg:x1="12.974cm" svg:y1="0.888cm" svg:x2="10.193cm" svg:y2="0.867cm" draw:start-shape="id14" draw:start-glue-point="6" draw:end-shape="id1" draw:end-glue-point="1" svg:d="m12974 888-2781-21">
          <text:p text:style-name="P6"/>
        </draw:connector>
        <draw:connector draw:style-name="gr10" draw:text-style-name="P5" draw:layer="layout" draw:type="line" svg:x1="13.384cm" svg:y1="3.516cm" svg:x2="9.257cm" svg:y2="5.297cm" draw:start-shape="id15" draw:start-glue-point="8" svg:d="m13384 3516-4127 1781">
          <text:p text:style-name="P6"/>
        </draw:connector>
        <draw:connector draw:style-name="gr11" draw:text-style-name="P5" draw:layer="layout" draw:type="line" svg:x1="13.612cm" svg:y1="5.742cm" svg:x2="14.702cm" svg:y2="6.607cm" draw:start-shape="id6" draw:start-glue-point="1" draw:end-shape="id16" draw:end-glue-point="6" svg:d="m13612 5742 1090 865">
          <text:p text:style-name="P6"/>
        </draw:connector>
        <draw:connector draw:style-name="gr11" draw:text-style-name="P5" draw:layer="layout" draw:type="line" svg:x1="10.658cm" svg:y1="4.188cm" svg:x2="15.93cm" svg:y2="6.1cm" draw:start-shape="id3" draw:start-glue-point="1" draw:end-shape="id16" draw:end-glue-point="4" svg:d="m10658 4188 5272 1912">
          <text:p text:style-name="P6"/>
        </draw:connector>
        <draw:connector draw:style-name="gr10" draw:text-style-name="P5" draw:layer="layout" draw:type="line" svg:x1="15.434cm" svg:y1="7.116cm" svg:x2="6.642cm" svg:y2="8.702cm" draw:start-shape="id16" draw:start-glue-point="7" svg:d="m15434 7116-8792 1586">
          <text:p text:style-name="P6"/>
        </draw:connector>
        <draw:connector draw:style-name="gr11" draw:text-style-name="P5" draw:layer="layout" draw:type="line" svg:x1="13.01cm" svg:y1="9.126cm" svg:x2="14.533cm" svg:y2="10.785cm" draw:start-shape="id7" draw:start-glue-point="1" draw:end-shape="id17" draw:end-glue-point="6" svg:d="m13010 9126 1523 1659">
          <text:p text:style-name="P6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7.297cm" fo:page-height="13.513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
  </meta:generator>
    <meta:initial-creator>Igor Sfiligoi</meta:initial-creator>
    <meta:creation-date>2008-10-06T10:09:08</meta:creation-date>
    <dc:creator>Igor Sfiligoi</dc:creator>
    <dc:date>2008-10-06T14:34:59</dc:date>
    <meta:editing-cycles>3</meta:editing-cycles>
    <meta:editing-duration>PT25M41S</meta:editing-duration>
    <meta:user-defined meta:name="Info 1"/>
    <meta:user-defined meta:name="Info 2"/>
    <meta:user-defined meta:name="Info 3"/>
    <meta:user-defined meta:name="Info 4"/>
    <meta:document-statistic meta:object-count="43"/>
  </office:meta>
</office:document-meta>
</file>